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255" officeooo:paragraph-rsid="0012a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segurarse de haber desinstalado cualquier version anterior de la aplicacion en la tablet. <text:s/>Asegurarse también de que la tablet esté correctamente conectada a Internet, con conexión estable.</text:p>
      <text:p text:style-name="P1">2. Abrir Google Chrome (navegador web) en la tablet</text:p>
      <text:p text:style-name="P1">3. Digitar 159.65.65.75/apk en la pagina a buscar, iniciar sesión con usuario y contraseña. Se comenzará a descargar el paquete de instalacion *.apk</text:p>
      <text:p text:style-name="P1">4. Abrir el paquete apk, posiblemente le aparezca un aviso de instalación bloqueada, si es así haga lo siguiente:</text:p>
      <text:p text:style-name="P1">- Click en configuración, dentro del mismo aviso</text:p>
      <text:p text:style-name="P1">- En el área Seguridad, activar la opción Origenes desconocidos, aceptar.</text:p>
      <text:p text:style-name="P1">5. Haga click en instalar.</text:p>
      <text:p text:style-name="P1">6. Iniciar sesión.</text:p>
      <text:p text:style-name="P1">7. Aceptar descarga de datos y esperar finalización (toma alrededor de 20 segundo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1:26:08.978428544</meta:creation-date>
    <dc:date>2018-08-17T01:39:40.771869659</dc:date>
    <meta:editing-duration>PT3M21S</meta:editing-duration>
    <meta:editing-cycles>1</meta:editing-cycles>
    <meta:document-statistic meta:table-count="0" meta:image-count="0" meta:object-count="0" meta:page-count="1" meta:paragraph-count="9" meta:word-count="119" meta:character-count="754" meta:non-whitespace-character-count="643"/>
    <meta:generator>LibreOffice/5.1.6.2$Linux_X86_64 LibreOffice_project/10m0$Build-2</meta:generator>
  </office:meta>
</office:document-meta>
</file>